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3.9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157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841cm" fo:break-before="auto" style:use-optimal-row-height="true"/>
    </style:style>
    <style:style style:name="ro10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string">
            <text:p>no</text:p>
          </table:table-cell>
          <table:table-cell office:value-type="string">
            <text:p>file_name</text:p>
          </table:table-cell>
          <table:table-cell table:style-name="Default" office:value-type="string">
            <text:p>memo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8-08-31_05-38-01_000.jpg</text:p>
          </table:table-cell>
          <table:table-cell office:value-type="string">
            <text:p>:PHOTO ミー / 様子 / 台所、安置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2018-08-31_05-38-07_000.jpg</text:p>
          </table:table-cell>
          <table:table-cell office:value-type="string">
            <text:p>:PHOTO ミー / 様子 / 台所、安置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2018-08-31_06-32-49_000.jpg</text:p>
          </table:table-cell>
          <table:table-cell office:value-type="string">
            <text:p>:m 食べた物　間食 / ヨーグルト / 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2018-08-31_07-23-35_000.jpg</text:p>
          </table:table-cell>
          <table:table-cell office:value-type="string">
            <text:p>:m 食べた物</text:p>
          </table:table-cell>
        </table:table-row>
        <table:table-row table:style-name="ro5">
          <table:table-cell office:value-type="float" office:value="5">
            <text:p>5</text:p>
          </table:table-cell>
          <table:table-cell office:value-type="string">
            <text:p>2018-08-31_12-22-47_000.jpg</text:p>
          </table:table-cell>
          <table:table-cell office:value-type="string">
            <text:p>:m RES 1*1 / free# JVEMV6 52#2 / 52. 自然観察 / 1. weed, Gras / field_photos / N-35-35-24.28 E-139-34-48.83</text:p>
          </table:table-cell>
        </table:table-row>
        <table:table-row table:style-name="ro5">
          <table:table-cell office:value-type="float" office:value="6">
            <text:p>6</text:p>
          </table:table-cell>
          <table:table-cell office:value-type="string">
            <text:p>2018-08-31_12-22-50_000.jpg</text:p>
          </table:table-cell>
          <table:table-cell office:value-type="string">
            <text:p>:m RES 1*1 / free# JVEMV6 52#2 / 52. 自然観察 / 1. weed, Gras / field_photos / N-35-35-24.36 E-139-34-48.83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2018-08-31_12-22-54_000.jpg</text:p>
          </table:table-cell>
          <table:table-cell office:value-type="string">
            <text:p>:m RES 1*1 / free# JVEMV6 52#2 / 52. 自然観察 / 1. weed, Gras / field_photos / N-35-35-24.36 E-139-34-48.83</text:p>
          </table:table-cell>
        </table:table-row>
        <table:table-row table:style-name="ro5">
          <table:table-cell office:value-type="float" office:value="8">
            <text:p>8</text:p>
          </table:table-cell>
          <table:table-cell office:value-type="string">
            <text:p>2018-08-31_12-22-58_000.jpg</text:p>
          </table:table-cell>
          <table:table-cell office:value-type="string">
            <text:p>:m RES 1*1 / free# JVEMV6 52#2 / 52. 自然観察 / 1. weed, Gras / field_photos / N-35-35-24.52 E-139-34-48.89</text:p>
          </table:table-cell>
        </table:table-row>
        <table:table-row table:style-name="ro5">
          <table:table-cell office:value-type="float" office:value="9">
            <text:p>9</text:p>
          </table:table-cell>
          <table:table-cell office:value-type="string">
            <text:p>2018-08-31_12-28-28_000.jpg</text:p>
          </table:table-cell>
          <table:table-cell office:value-type="string">
            <text:p>:m RES 1*1 / free# JVEMV6 52#2 / 52. 自然観察 / 1. weed, Gras / field_photos / N-35-35-24.26 E-139-34-48.78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2018-08-31_12-28-42_000.jpg</text:p>
          </table:table-cell>
          <table:table-cell office:value-type="string">
            <text:p>:m RES 1*1 / free# JVEMV6 52#2 / 52. 自然観察 / 1. weed, Gras / field_photos / N-35-35-24.41 E-139-34-48.89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2018-08-31_12-28-53_000.jpg</text:p>
          </table:table-cell>
          <table:table-cell office:value-type="string">
            <text:p>:m RES 1*1 / free# JVEMV6 52#2 / 52. 自然観察 / 1. weed, Gras / field_photos / N-35-35-24.41 E-139-34-48.89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2018-08-31_12-29-27_000.jpg</text:p>
          </table:table-cell>
          <table:table-cell office:value-type="string">
            <text:p>:m RES 1*1 / free# JVEMV6 52#2 / 52. 自然観察 / 1. weed, Gras / field_photos / N-35-35-24.41 E-139-34-48.89</text:p>
          </table:table-cell>
        </table:table-row>
        <table:table-row table:style-name="ro5">
          <table:table-cell office:value-type="float" office:value="13">
            <text:p>13</text:p>
          </table:table-cell>
          <table:table-cell office:value-type="string">
            <text:p>2018-08-31_12-30-03_000.jpg</text:p>
          </table:table-cell>
          <table:table-cell office:value-type="string">
            <text:p>:m RES 1*1 / free# JVEMV6 52#2 / 52. 自然観察 / 1. weed, Gras / field_photos / N-35-35-24.65 E-139-34-48.28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2018-08-31_14-48-44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2018-08-31_14-49-09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2018-08-31_14-49-47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2018-08-31_14-49-56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2018-08-31_14-50-03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2018-08-31_14-50-14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string">
            <text:p>2018-08-31_15-03-51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string">
            <text:p>2018-08-31_15-03-57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2018-08-31_15-04-04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string">
            <text:p>2018-08-31_15-08-34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4">
            <text:p>24</text:p>
          </table:table-cell>
          <table:table-cell office:value-type="string">
            <text:p>2018-08-31_15-08-36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string">
            <text:p>2018-08-31_15-08-41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6">
            <text:p>26</text:p>
          </table:table-cell>
          <table:table-cell office:value-type="string">
            <text:p>2018-08-31_15-08-44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2018-08-31_15-08-50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string">
            <text:p>2018-08-31_15-11-02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2018-08-31_15-11-09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2018-08-31_16-10-34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2018-08-31_16-10-37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2">
            <text:p>32</text:p>
          </table:table-cell>
          <table:table-cell office:value-type="string">
            <text:p>2018-08-31_16-13-47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2018-08-31_16-13-49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2018-08-31_16-21-49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5">
            <text:p>35</text:p>
          </table:table-cell>
          <table:table-cell office:value-type="string">
            <text:p>2018-08-31_16-21-56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string">
            <text:p>2018-08-31_16-22-03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string">
            <text:p>2018-08-31_16-22-09_000.jpg</text:p>
          </table:table-cell>
          <table:table-cell office:value-type="string">
            <text:p>:PHOTO ミー / 様子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string">
            <text:p>2018-08-31_16-24-58_000.jpg</text:p>
          </table:table-cell>
          <table:table-cell office:value-type="string">
            <text:p>:m 温度 / 部屋 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2018-08-31_16-26-38_000.jpg</text:p>
          </table:table-cell>
          <table:table-cell office:value-type="string">
            <text:p>:m 温度 / プランター（ベランダ） 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string">
            <text:p>2018-08-31_16-26-43_000.jpg</text:p>
          </table:table-cell>
          <table:table-cell office:value-type="string">
            <text:p>:m 温度 / ベランダ、表面 </text:p>
          </table:table-cell>
        </table:table-row>
        <table:table-row table:style-name="ro6">
          <table:table-cell office:value-type="float" office:value="41">
            <text:p>41</text:p>
          </table:table-cell>
          <table:table-cell office:value-type="string">
            <text:p>2018-08-31_16-52-10_000.jpg</text:p>
          </table:table-cell>
          <table:table-cell table:style-name="ce3" office:value-type="string">
            <text:p>:PHOTO 面白いもの / @いなげや、前 / 記録用 / 空 <text:s/>/ N-35-35-21.51 E-139-34-40.04</text:p>
          </table:table-cell>
        </table:table-row>
        <table:table-row table:style-name="ro6">
          <table:table-cell office:value-type="float" office:value="42">
            <text:p>42</text:p>
          </table:table-cell>
          <table:table-cell office:value-type="string">
            <text:p>2018-08-31_16-52-12_000.jpg</text:p>
          </table:table-cell>
          <table:table-cell table:style-name="ce3" office:value-type="string">
            <text:p>:PHOTO 面白いもの / @いなげや、前 / 記録用 / 空 <text:s/>/ N-35-35-21.42 E-139-34-40.1</text:p>
          </table:table-cell>
        </table:table-row>
        <table:table-row table:style-name="ro6">
          <table:table-cell office:value-type="float" office:value="43">
            <text:p>43</text:p>
          </table:table-cell>
          <table:table-cell office:value-type="string">
            <text:p>2018-08-31_16-52-17_000.jpg</text:p>
          </table:table-cell>
          <table:table-cell table:style-name="ce3" office:value-type="string">
            <text:p>:PHOTO 面白いもの / @いなげや、前 / 記録用 / 空 <text:s/>/ N-35-35-21.31 E-139-34-40.15</text:p>
          </table:table-cell>
        </table:table-row>
        <table:table-row table:style-name="ro6">
          <table:table-cell office:value-type="float" office:value="44">
            <text:p>44</text:p>
          </table:table-cell>
          <table:table-cell office:value-type="string">
            <text:p>2018-08-31_16-52-26_000.jpg</text:p>
          </table:table-cell>
          <table:table-cell table:style-name="ce3" office:value-type="string">
            <text:p>:PHOTO 面白いもの / @いなげや、前 / 記録用 / 空 <text:s/>/ N-35-35-21.27 E-139-34-40.32</text:p>
          </table:table-cell>
        </table:table-row>
        <table:table-row table:style-name="ro7">
          <table:table-cell office:value-type="float" office:value="45">
            <text:p>45</text:p>
          </table:table-cell>
          <table:table-cell office:value-type="string">
            <text:p>2018-08-31_16-57-32_000.jpg</text:p>
          </table:table-cell>
          <table:table-cell office:value-type="string">
            <text:p>:m RES 1*1 / free# JVEMV6 52#2 / 52. 自然観察 / 4. insects / field_photos / N-35-35-18.25 E-139-34-30.21</text:p>
          </table:table-cell>
        </table:table-row>
        <table:table-row table:style-name="ro7">
          <table:table-cell office:value-type="float" office:value="46">
            <text:p>46</text:p>
          </table:table-cell>
          <table:table-cell office:value-type="string">
            <text:p>2018-08-31_16-57-36_000.jpg</text:p>
          </table:table-cell>
          <table:table-cell office:value-type="string">
            <text:p>:m RES 1*1 / free# JVEMV6 52#2 / 52. 自然観察 / 4. insects / field_photos / N-35-35-18.07 E-139-34-30.21</text:p>
          </table:table-cell>
        </table:table-row>
        <table:table-row table:style-name="ro7">
          <table:table-cell office:value-type="float" office:value="47">
            <text:p>47</text:p>
          </table:table-cell>
          <table:table-cell office:value-type="string">
            <text:p>2018-08-31_16-57-41_000.jpg</text:p>
          </table:table-cell>
          <table:table-cell office:value-type="string">
            <text:p>:m RES 1*1 / free# JVEMV6 52#2 / 52. 自然観察 / 4. insects / field_photos / N-35-35-17.97 E-139-34-30.04</text:p>
          </table:table-cell>
        </table:table-row>
        <table:table-row table:style-name="ro7">
          <table:table-cell office:value-type="float" office:value="48">
            <text:p>48</text:p>
          </table:table-cell>
          <table:table-cell office:value-type="string">
            <text:p>2018-08-31_16-57-45_000.jpg</text:p>
          </table:table-cell>
          <table:table-cell office:value-type="string">
            <text:p>:m RES 1*1 / free# JVEMV6 52#2 / 52. 自然観察 / 4. insects / field_photos / N-35-35-17.97 E-139-34-30.04</text:p>
          </table:table-cell>
        </table:table-row>
        <table:table-row table:style-name="ro7">
          <table:table-cell office:value-type="float" office:value="49">
            <text:p>49</text:p>
          </table:table-cell>
          <table:table-cell office:value-type="string">
            <text:p>2018-08-31_16-57-53_000.jpg</text:p>
          </table:table-cell>
          <table:table-cell office:value-type="string">
            <text:p>:m RES 1*1 / free# JVEMV6 52#2 / 52. 自然観察 / 4. insects / field_photos / N-35-35-17.97 E-139-34-30.04</text:p>
          </table:table-cell>
        </table:table-row>
        <table:table-row table:style-name="ro7">
          <table:table-cell office:value-type="float" office:value="50">
            <text:p>50</text:p>
          </table:table-cell>
          <table:table-cell office:value-type="string">
            <text:p>2018-08-31_16-58-03_000.jpg</text:p>
          </table:table-cell>
          <table:table-cell office:value-type="string">
            <text:p>:m RES 1*1 / free# JVEMV6 52#2 / 52. 自然観察 / 4. insects / field_photos / N-35-35-17.97 E-139-34-30.04</text:p>
          </table:table-cell>
        </table:table-row>
        <table:table-row table:style-name="ro5">
          <table:table-cell office:value-type="float" office:value="51">
            <text:p>51</text:p>
          </table:table-cell>
          <table:table-cell office:value-type="string">
            <text:p>2018-08-31_16-59-28_000.jpg</text:p>
          </table:table-cell>
          <table:table-cell office:value-type="string">
            <text:p>:m RES 1*1 / free# JVEMV6 52#2 / 52. 自然観察 / 1. weed, Gras / field_photos / N-35-35-16.39 E-139-34-26.03</text:p>
          </table:table-cell>
        </table:table-row>
        <table:table-row table:style-name="ro5">
          <table:table-cell office:value-type="float" office:value="52">
            <text:p>52</text:p>
          </table:table-cell>
          <table:table-cell office:value-type="string">
            <text:p>2018-08-31_16-59-46_000.jpg</text:p>
          </table:table-cell>
          <table:table-cell office:value-type="string">
            <text:p>:m RES 1*1 / free# JVEMV6 52#2 / 52. 自然観察 / 1. weed, Gras / field_photos / N-35-35-17.26 E-139-34-27.3</text:p>
          </table:table-cell>
        </table:table-row>
        <table:table-row table:style-name="ro5">
          <table:table-cell office:value-type="float" office:value="53">
            <text:p>53</text:p>
          </table:table-cell>
          <table:table-cell office:value-type="string">
            <text:p>2018-08-31_16-59-54_000.jpg</text:p>
          </table:table-cell>
          <table:table-cell office:value-type="string">
            <text:p>:m RES 1*1 / free# JVEMV6 52#2 / 52. 自然観察 / 1. weed, Gras / field_photos / N-35-35-17.26 E-139-34-27.3</text:p>
          </table:table-cell>
        </table:table-row>
        <table:table-row table:style-name="ro5">
          <table:table-cell office:value-type="float" office:value="54">
            <text:p>54</text:p>
          </table:table-cell>
          <table:table-cell office:value-type="string">
            <text:p>2018-08-31_17-00-03_000.jpg</text:p>
          </table:table-cell>
          <table:table-cell office:value-type="string">
            <text:p>:m RES 1*1 / free# JVEMV6 52#2 / 52. 自然観察 / 1. weed, Gras / field_photos / N-35-35-17.26 E-139-34-27.3</text:p>
          </table:table-cell>
        </table:table-row>
        <table:table-row table:style-name="ro5">
          <table:table-cell office:value-type="float" office:value="55">
            <text:p>55</text:p>
          </table:table-cell>
          <table:table-cell office:value-type="string">
            <text:p>2018-08-31_17-00-09_000.jpg</text:p>
          </table:table-cell>
          <table:table-cell office:value-type="string">
            <text:p>:m RES 1*1 / free# JVEMV6 52#2 / 52. 自然観察 / 1. weed, Gras / field_photos / N-35-35-17.26 E-139-34-27.3</text:p>
          </table:table-cell>
        </table:table-row>
        <table:table-row table:style-name="ro5">
          <table:table-cell office:value-type="float" office:value="56">
            <text:p>56</text:p>
          </table:table-cell>
          <table:table-cell office:value-type="string">
            <text:p>2018-08-31_17-00-23_000.jpg</text:p>
          </table:table-cell>
          <table:table-cell office:value-type="string">
            <text:p>:m RES 1*1 / free# JVEMV6 52#2 / 52. 自然観察 / 1. weed, Gras / field_photos / N-35-35-17.57 E-139-34-27.24</text:p>
          </table:table-cell>
        </table:table-row>
        <table:table-row table:style-name="ro5">
          <table:table-cell office:value-type="float" office:value="57">
            <text:p>57</text:p>
          </table:table-cell>
          <table:table-cell office:value-type="string">
            <text:p>2018-08-31_17-00-37_000.jpg</text:p>
          </table:table-cell>
          <table:table-cell office:value-type="string">
            <text:p>:m RES 1*1 / free# JVEMV6 52#2 / 52. 自然観察 / 1. weed, Gras / field_photos / N-35-35-17.57 E-139-34-27.24</text:p>
          </table:table-cell>
        </table:table-row>
        <table:table-row table:style-name="ro5">
          <table:table-cell office:value-type="float" office:value="58">
            <text:p>58</text:p>
          </table:table-cell>
          <table:table-cell office:value-type="string">
            <text:p>2018-08-31_17-00-47_000.jpg</text:p>
          </table:table-cell>
          <table:table-cell office:value-type="string">
            <text:p>:m RES 1*1 / free# JVEMV6 52#2 / 52. 自然観察 / 1. weed, Gras / field_photos / N-35-35-17.64 E-139-34-27.13</text:p>
          </table:table-cell>
        </table:table-row>
        <table:table-row table:style-name="ro5">
          <table:table-cell office:value-type="float" office:value="59">
            <text:p>59</text:p>
          </table:table-cell>
          <table:table-cell office:value-type="string">
            <text:p>2018-08-31_17-00-52_000.jpg</text:p>
          </table:table-cell>
          <table:table-cell office:value-type="string">
            <text:p>:m RES 1*1 / free# JVEMV6 52#2 / 52. 自然観察 / 1. weed, Gras / field_photos / N-35-35-17.64 E-139-34-27.13</text:p>
          </table:table-cell>
        </table:table-row>
        <table:table-row table:style-name="ro3">
          <table:table-cell office:value-type="float" office:value="60">
            <text:p>60</text:p>
          </table:table-cell>
          <table:table-cell office:value-type="string">
            <text:p>2018-08-31_18-56-20_000.jpg</text:p>
          </table:table-cell>
          <table:table-cell office:value-type="string">
            <text:p>:m 1*1 RES / 245 / 『仏教思想　第４巻』　 / p.19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string">
            <text:p>2018-08-31_19-36-40_000.jpg</text:p>
          </table:table-cell>
          <table:table-cell office:value-type="string">
            <text:p>:m 温度 / 部屋 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2018-08-31_19-37-06_000.jpg</text:p>
          </table:table-cell>
          <table:table-cell office:value-type="string">
            <text:p>:m 温度 / プランター（ベランダ） 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string">
            <text:p>2018-08-31_19-37-16_000.jpg</text:p>
          </table:table-cell>
          <table:table-cell office:value-type="string">
            <text:p>:m 温度 / ベランダ、表面 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string">
            <text:p>2018-08-31_20-02-12_000.jpg</text:p>
          </table:table-cell>
          <table:table-cell office:value-type="string">
            <text:p>:m 食べた物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string">
            <text:p>2018-08-31_22-14-05_000.jpg</text:p>
          </table:table-cell>
          <table:table-cell office:value-type="string">
            <text:p>:m 記録 / 身体 / 右手、下腕、外側 / 擦傷</text:p>
          </table:table-cell>
        </table:table-row>
        <table:table-row table:style-name="ro3">
          <table:table-cell office:value-type="float" office:value="66">
            <text:p>66</text:p>
          </table:table-cell>
          <table:table-cell office:value-type="string">
            <text:p>2018-08-31_22-14-16_000.jpg</text:p>
          </table:table-cell>
          <table:table-cell office:value-type="string">
            <text:p>:m 記録 / 身体 / 左手、手首下、内側 / 擦傷</text:p>
          </table:table-cell>
        </table:table-row>
        <table:table-row table:style-name="ro8">
          <table:table-cell office:value-type="float" office:value="67">
            <text:p>67</text:p>
          </table:table-cell>
          <table:table-cell office:value-type="string">
            <text:p>2018-08-31_22-14-47_000.jpg</text:p>
          </table:table-cell>
          <table:table-cell office:value-type="string">
            <text:p>:m 記録 / 身体 / 右手、外側側面から手首にかけて / 発疹</text:p>
          </table:table-cell>
        </table:table-row>
        <table:table-row table:style-name="ro8">
          <table:table-cell office:value-type="float" office:value="68">
            <text:p>68</text:p>
          </table:table-cell>
          <table:table-cell office:value-type="string">
            <text:p>2018-08-31_23-27-04_000.jpg</text:p>
          </table:table-cell>
          <table:table-cell table:style-name="ce3" office:value-type="string">
            <text:p>:m other / log / 寝る前　ウェブ閲覧　記録　（for オナニー） / 未了 </text:p>
          </table:table-cell>
        </table:table-row>
        <table:table-row table:style-name="ro8">
          <table:table-cell office:value-type="float" office:value="69">
            <text:p>69</text:p>
          </table:table-cell>
          <table:table-cell office:value-type="string">
            <text:p>2018-09-01_00-06-48_000.jpg</text:p>
          </table:table-cell>
          <table:table-cell office:value-type="string">
            <text:p>:m 読みたい本 / 『気功療法実践』 / 著者=劉貴珍　李敬烈、訳</text:p>
          </table:table-cell>
        </table:table-row>
        <table:table-row table:style-name="ro9">
          <table:table-cell office:value-type="float" office:value="70">
            <text:p>70</text:p>
          </table:table-cell>
          <table:table-cell office:value-type="string">
            <text:p>2018-08-31_14-50-45_000.mov</text:p>
          </table:table-cell>
          <table:table-cell table:style-name="ce3" office:value-type="string">
            <text:p>:VIDEO ミー / 様子 / @自宅 / 火葬の前</text:p>
          </table:table-cell>
        </table:table-row>
        <table:table-row table:style-name="ro10">
          <table:table-cell office:value-type="float" office:value="71">
            <text:p>71</text:p>
          </table:table-cell>
          <table:table-cell office:value-type="string">
            <text:p>2018-08-31_16-37-47_000.mov</text:p>
          </table:table-cell>
          <table:table-cell table:style-name="ce3" office:value-type="string">
            <text:p>:VIDEO / ドライアイス / 水をかける</text:p>
          </table:table-cell>
        </table:table-row>
        <table:table-row table:style-name="ro1" table:number-rows-repeated="4">
          <table:table-cell table:number-columns-repeated="2"/>
          <table:table-cell table:style-name="ce3"/>
        </table:table-row>
        <table:table-row table:style-name="ro1" table:number-rows-repeated="6">
          <table:table-cell table:number-columns-repeated="3"/>
        </table:table-row>
        <table:table-row table:style-name="ro1" table:number-rows-repeated="21">
          <table:table-cell table:number-columns-repeated="2"/>
          <table:table-cell table:style-name="ce3"/>
        </table:table-row>
        <table:table-row table:style-name="ro1" table:number-rows-repeated="8"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Default" office:value-type="float" office:value="70">
            <text:p>70</text:p>
          </table:table-cell>
        </table:table-row>
        <table:table-row table:style-name="ro1">
          <table:table-cell table:number-columns-repeated="2"/>
          <table:table-cell table:style-name="Default" office:value-type="float" office:value="72">
            <text:p>72</text:p>
          </table:table-cell>
        </table:table-row>
        <table:table-row table:style-name="ro1" table:number-rows-repeated="3">
          <table:table-cell table:number-columns-repeated="2"/>
          <table:table-cell table:style-name="Default"/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blank</text:p>
          </table:table-cell>
          <table:table-cell table:style-name="ce1" table:formula="of:=COUNTBLANK([.$C$2:.C72])" office:value-type="float" office:value="0">
            <text:p>0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-*</text:p>
          </table:table-cell>
          <table:table-cell table:style-name="ce1" table:formula="of:=COUNTIF([.$C$2:.$C72];&quot;-\*&quot;)" office:value-type="float" office:value="0">
            <text:p>0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1" office:value-type="string">
            <text:p>total</text:p>
          </table:table-cell>
          <table:table-cell table:style-name="ce1" table:formula="of:=COUNTA([.$B$2:.$B72])" office:value-type="float" office:value="71">
            <text:p>71</text:p>
          </table:table-cell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3">2018/09/03</text:date>, <text:time>11:09:3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8-09-03T11:09:39.39</dc:date>
    <dc:creator>iwabuchi ken</dc:creator>
    <meta:editing-duration>P4DT8H4M2S</meta:editing-duration>
    <meta:editing-cycles>1488</meta:editing-cycles>
    <meta:document-statistic meta:table-count="1" meta:cell-count="227" meta:object-count="0"/>
  </office:meta>
</office:document-meta>
</file>